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becc" officeooo:paragraph-rsid="0015becc"/>
    </style:style>
    <style:style style:name="P2" style:family="paragraph" style:parent-style-name="Standard">
      <style:paragraph-properties fo:text-align="center" style:justify-single-word="false"/>
      <style:text-properties fo:color="#800000" fo:font-size="16pt" fo:font-weight="bold" officeooo:rsid="0015becc" officeooo:paragraph-rsid="0015becc" style:font-size-asian="16pt" style:font-weight-asian="bold" style:font-size-complex="16pt" style:font-weight-complex="bold"/>
    </style:style>
    <style:style style:name="P3" style:family="paragraph" style:parent-style-name="Standard">
      <style:paragraph-properties fo:text-align="start" style:justify-single-word="false"/>
      <style:text-properties fo:color="#800000" fo:font-size="16pt" fo:font-weight="bold" officeooo:rsid="0015becc" officeooo:paragraph-rsid="0015becc" style:font-size-asian="16pt" style:font-weight-asian="bold" style:font-size-complex="16pt" style:font-weight-complex="bold"/>
    </style:style>
    <style:style style:name="P4" style:family="paragraph" style:parent-style-name="Standard">
      <style:text-properties officeooo:rsid="001751aa" officeooo:paragraph-rsid="001751aa"/>
    </style:style>
    <style:style style:name="P5" style:family="paragraph" style:parent-style-name="Standard">
      <style:text-properties officeooo:rsid="00084a1b" officeooo:paragraph-rsid="00191b29"/>
    </style:style>
    <style:style style:name="P6" style:family="paragraph" style:parent-style-name="Standard">
      <style:text-properties officeooo:rsid="00084a1b" officeooo:paragraph-rsid="0019ef14"/>
    </style:style>
    <style:style style:name="P7" style:family="paragraph" style:parent-style-name="Standard">
      <style:text-properties officeooo:rsid="0006ccb7" officeooo:paragraph-rsid="0019ef14"/>
    </style:style>
    <style:style style:name="P8" style:family="paragraph" style:parent-style-name="Standard">
      <style:text-properties officeooo:rsid="0007dfbd" officeooo:paragraph-rsid="0019ef14"/>
    </style:style>
    <style:style style:name="P9" style:family="paragraph" style:parent-style-name="Standard">
      <style:text-properties officeooo:rsid="00196287" officeooo:paragraph-rsid="0019ef14"/>
    </style:style>
    <style:style style:name="P10" style:family="paragraph" style:parent-style-name="Standard">
      <style:text-properties officeooo:rsid="000c310f" officeooo:paragraph-rsid="0019ef14"/>
    </style:style>
    <style:style style:name="P11" style:family="paragraph" style:parent-style-name="Standard">
      <style:text-properties officeooo:rsid="000c310f" officeooo:paragraph-rsid="001c0a85"/>
    </style:style>
    <style:style style:name="P12" style:family="paragraph" style:parent-style-name="Standard">
      <style:text-properties officeooo:rsid="000ceb33" officeooo:paragraph-rsid="0019ef14"/>
    </style:style>
    <style:style style:name="P13" style:family="paragraph" style:parent-style-name="Standard">
      <style:text-properties officeooo:rsid="00095789" officeooo:paragraph-rsid="0019ef14"/>
    </style:style>
    <style:style style:name="P14" style:family="paragraph" style:parent-style-name="Standard">
      <style:text-properties officeooo:rsid="00095789" officeooo:paragraph-rsid="001c0a85"/>
    </style:style>
    <style:style style:name="P15" style:family="paragraph" style:parent-style-name="Standard">
      <style:text-properties officeooo:rsid="000a86bb" officeooo:paragraph-rsid="0019ef14"/>
    </style:style>
    <style:style style:name="P16" style:family="paragraph" style:parent-style-name="Standard">
      <style:text-properties fo:font-weight="bold" officeooo:rsid="0007dfbd" officeooo:paragraph-rsid="0019ef14" style:font-weight-asian="bold" style:font-weight-complex="bold"/>
    </style:style>
    <style:style style:name="P17" style:family="paragraph" style:parent-style-name="Standard">
      <style:text-properties fo:font-weight="bold" officeooo:rsid="0006ccb7" officeooo:paragraph-rsid="0019ef14" style:font-weight-asian="bold" style:font-weight-complex="bold"/>
    </style:style>
    <style:style style:name="P18" style:family="paragraph" style:parent-style-name="Standard">
      <style:text-properties fo:font-weight="bold" officeooo:rsid="000c310f" officeooo:paragraph-rsid="0019ef14" style:font-weight-asian="bold" style:font-weight-complex="bold"/>
    </style:style>
    <style:style style:name="P19" style:family="paragraph" style:parent-style-name="Standard">
      <style:text-properties style:text-underline-style="solid" style:text-underline-width="auto" style:text-underline-color="font-color" officeooo:rsid="00084a1b" officeooo:paragraph-rsid="0019ef14"/>
    </style:style>
    <style:style style:name="P20" style:family="paragraph" style:parent-style-name="Standard">
      <style:text-properties style:text-underline-style="solid" style:text-underline-width="auto" style:text-underline-color="font-color" officeooo:rsid="00095789" officeooo:paragraph-rsid="0019ef14"/>
    </style:style>
    <style:style style:name="P21" style:family="paragraph" style:parent-style-name="Standard">
      <style:text-properties officeooo:rsid="001b3785" officeooo:paragraph-rsid="001b3785"/>
    </style:style>
    <style:style style:name="T1" style:family="text">
      <style:text-properties officeooo:rsid="001751aa"/>
    </style:style>
    <style:style style:name="T2" style:family="text">
      <style:text-properties officeooo:rsid="0007dfbd"/>
    </style:style>
    <style:style style:name="T3" style:family="text">
      <style:text-properties officeooo:rsid="00084a1b"/>
    </style:style>
    <style:style style:name="T4" style:family="text">
      <style:text-properties officeooo:rsid="000ceb33"/>
    </style:style>
    <style:style style:name="T5" style:family="text">
      <style:text-properties officeooo:rsid="000c310f"/>
    </style:style>
    <style:style style:name="T6" style:family="text">
      <style:text-properties officeooo:rsid="000a86bb"/>
    </style:style>
    <style:style style:name="T7" style:family="text">
      <style:text-properties officeooo:rsid="00095789"/>
    </style:style>
    <style:style style:name="T8" style:family="text">
      <style:text-properties fo:font-weight="bold" style:font-weight-asian="bold" style:font-weight-complex="bold"/>
    </style:style>
    <style:style style:name="T9" style:family="text">
      <style:text-properties officeooo:rsid="001a44fc"/>
    </style:style>
    <style:style style:name="T10" style:family="text">
      <style:text-properties officeooo:rsid="001c0a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D 4 – Module en Java</text:p>
      <text:p text:style-name="P2"/>
      <text:p text:style-name="P2"/>
      <text:p text:style-name="P1"><text:span text:style-name="T8">Exercice 6.1 :</text:span> <text:span text:style-name="T1">Discussion ClientServeur (Module)</text:span></text:p>
      <text:p text:style-name="P7"/>
      <text:p text:style-name="P7"/>
      <text:p text:style-name="P7"><text:span text:style-name="T8">But de l'exercice :</text:span> <text:span text:style-name="T2">1</text:span>- <text:span text:style-name="T9">Organiser un projet</text:span> en package.</text:p>
      <text:p text:style-name="P7"><text:tab/><text:tab/> <text:s text:c="5"/><text:span text:style-name="T2">2</text:span>- <text:span text:style-name="T2">Compiler en ligne de commande un projet organisé en package</text:span></text:p>
      <text:p text:style-name="P7"><text:tab/><text:tab/> <text:s text:c="5"/><text:span text:style-name="T5">3- Exécuter en ligne de commande un projet organisé en packages</text:span></text:p>
      <text:p text:style-name="P7"><text:tab/><text:tab/> <text:s text:c="5"/><text:span text:style-name="T5">4</text:span>- <text:span text:style-name="T2">Créer une bibliotheque contenant des classes compilées</text:span></text:p>
      <text:p text:style-name="P7"><text:tab/> <text:tab/> <text:s text:c="5"/><text:span text:style-name="T5">5</text:span>- <text:span text:style-name="T2">Utiliser une bibliotheque dans un projet </text:span></text:p>
      <text:p text:style-name="P7"><text:tab/><text:tab/><text:tab/><text:tab/>* <text:span text:style-name="T3">compiler des sources en utilisant une bibliotheque</text:span></text:p>
      <text:p text:style-name="P7"><text:tab/><text:tab/><text:tab/><text:tab/>* <text:span text:style-name="T3">exécuter une application en utilsant une bibliotheque</text:span></text:p>
      <text:p text:style-name="P7"/>
      <text:p text:style-name="P7"/>
      <text:p text:style-name="P16">1 – <text:span text:style-name="T6">Organiser un projet en package</text:span></text:p>
      <text:p text:style-name="P8"/>
      <text:p text:style-name="P7">On créer à la base de notre projet :</text:p>
      <text:p text:style-name="P7"><text:tab/>- un repertoire src qui contiendra les sources du projets</text:p>
      <text:p text:style-name="P7"><text:tab/>- un repertoire classes qui contiendra les classes compilées</text:p>
      <text:p text:style-name="P7"/>
      <text:p text:style-name="P7">On organise les sources de l'exercice 4.2 en package pour cela :</text:p>
      <text:p text:style-name="P7"/>
      <text:p text:style-name="P7">- on place le fichier Client.java dans src/in404/exo61/client et on modifie l'en-tête du fichier Client.java pour indiquer le package : “package in404.exo61.client;”</text:p>
      <text:p text:style-name="P7">- on place le fichier Serveur.java dans src/in404/exo61/client et on modifie l'en-tête du fichier Serveur.java pour indiquer le package : “ package in404.exo61.serveur;”</text:p>
      <text:p text:style-name="P7">- le fichier source Client.java utilise la classe Serveur définie dans Serveur.java, on importe donc dans Client.java la classe Serveur en plaçant après la déclaration du pakage : “import in404.exo61.serveur.Serveur;”</text:p>
      <text:p text:style-name="P7">- le fichier source Serveur.java utilise la classe Client définie dans Client.java, on importe donc dans Serveur.java la classe Client en plaçant après la déclaration du pakage : “import in404.exo61.client.Client;”</text:p>
      <text:p text:style-name="P7"/>
      <text:p text:style-name="P7"/>
      <text:p text:style-name="P7">On crée une classe Application pour tester le fonctionnement des classes Client et Serveur. </text:p>
      <text:p text:style-name="P7">- On place le fichier Application.java dans le dossier src/in404/exo61 et on modifie son en-tête pour indiquer son package : “package in404.exo61;”</text:p>
      <text:p text:style-name="P7">- La classe Application utilise les classes Client et Serveur, il ne faut donc pas oublier d'importer ces classes, pour celà on place dans le ficheir Application.class après la déclaration du package : “</text:p>
      <text:p text:style-name="P7">import in404.exo61.client.Client;</text:p>
      <text:p text:style-name="P7">import in404.exo61.serveur.Serveur; “</text:p>
      <text:p text:style-name="P7"/>
      <text:p text:style-name="P7"/>
      <text:p text:style-name="P17"><text:span text:style-name="T2">2</text:span>- <text:span text:style-name="T2">Compiler en ligne de commande un projet organisé en package</text:span></text:p>
      <text:p text:style-name="P7"/>
      <text:p text:style-name="P8">On teste la modularité de notre projet en compilant les sources. </text:p>
      <text:p text:style-name="P8">Pour celà on va compiler les sources présentes dans les différents package de “src”, de manière à créer <text:soft-page-break/>des .class organisés selon les même packages dans le dossier “classes”.</text:p>
      <text:p text:style-name="P8"/>
      <text:p text:style-name="P8">Si on a une classe maitresse (qui contient le main, ici Application), on peut indiquer de ne compiler que cette classe, le calcul des dépendances du compilateur permettra de compiler toutes les classes dont la classe maitresses à besoin.</text:p>
      <text:p text:style-name="P8"/>
      <text:p text:style-name="P8">On utilise à la racine de notre projet la commande : javac -g -d classes -classpath classes -sourcepath src src/in404/exo61/Application.java</text:p>
      <text:p text:style-name="P8"/>
      <text:p text:style-name="P8">-g : permet d'inclure les informations de débogage</text:p>
      <text:p text:style-name="P8">-d : indique le repertoire ou écrire les .class</text:p>
      <text:p text:style-name="P8">-classpath : indique les repertoires ou chercher les .class (pour ne pas recompiler un fichier inutilement)</text:p>
      <text:p text:style-name="P8">-sourcepath : indique le repertoire ou chercher les .java (indispensable pour le calcul des dépendances, sans ça le compilateur ne compilera que la classe principale indiquée sans compiler les classes dont elle dépend)</text:p>
      <text:p text:style-name="P8"/>
      <text:p text:style-name="P10">Rq : On peut aussi éviter l'option -classpath en utilisant la variable d'environnement Java : CLASSPATH. </text:p>
      <text:p text:style-name="P10"/>
      <text:p text:style-name="P18">3- Exécuter en ligne de commande un projet organisé en packages</text:p>
      <text:p text:style-name="P10"/>
      <text:p text:style-name="P10">La classe éxécutable se trouvant dans le repertoire classes, java ne la voit pas directement depuis le repertoire de travail. Il n'est pas question de faire une commande : </text:p>
      <text:p text:style-name="P10">java classes/&lt;nomPaquetage&gt;/&lt;nomClasseMaitresse&gt;.class car java attend un nom qualifié absolu de classe, pas un .class.</text:p>
      <text:p text:style-name="P10"/>
      <text:p text:style-name="P10">Comme pour la compilation, il suffit d'avoir le répertoire classes soit sur la ligne de commande avec -classpath, soit avec la variable CLASSPATH.</text:p>
      <text:p text:style-name="P10"/>
      <text:p text:style-name="P10">Pour éxécuter le projet en ligne de commande, il faut donc se mettre à la racine du projet et écrire la commande : <text:s/>java -classpath classes in404.exo61.Application</text:p>
      <text:p text:style-name="P10"/>
      <text:p text:style-name="P12">On indique le repertoire comportant les classes compilées : classes, et l'emplacement de l'application principale dans les packages.</text:p>
      <text:p text:style-name="P10"/>
      <text:p text:style-name="P17"><text:span text:style-name="T5">4</text:span>- <text:span text:style-name="T2">Créer une bibliotheque contenant des classes compilées</text:span></text:p>
      <text:p text:style-name="P16"/>
      <text:p text:style-name="P8"><text:s/>On va créer une bibliotheque contenant les classes compilées Client et Serveur pour pouvoir les utiliser dans d'autres projets.</text:p>
      <text:p text:style-name="P8"/>
      <text:p text:style-name="P8">Pour celà il suffit simplement de créer une archive .jar contenant nos deux classes compilées.</text:p>
      <text:p text:style-name="P8">On va appeler cette archive ClientServeur.jar et on va la placer dans un nouveau dossier bibliotheque à la racine de notre projet (à côté de src et classes).</text:p>
      <text:p text:style-name="P8"/>
      <text:p text:style-name="P6">On va se placer dans le repertoire classes et on va éxécuter la commande :</text:p>
      <text:p text:style-name="P6">jar -cvf ../bibliotheque/ClientServeur.jar in404/exo61/client in404/exo61/serveur</text:p>
      <text:p text:style-name="P6"/>
      <text:p text:style-name="P6">L'interêt étant de garder dans l'archive la même organisation en package, on aura donc :</text:p>
      <text:p text:style-name="P6">ClienServeur.jar <text:s/>/in404 / client / Client.class</text:p>
      <text:p text:style-name="P6"><text:soft-page-break/><text:tab/><text:tab/><text:tab/> <text:s text:c="3"/>/ serveur / Serveur.class</text:p>
      <text:p text:style-name="P6"><text:tab/><text:tab/> <text:s text:c="3"/>/ META-INF</text:p>
      <text:p text:style-name="P6"/>
      <text:p text:style-name="P6">-c : indique la création d'une archive .jar</text:p>
      <text:p text:style-name="P6">-v : mode verbeux</text:p>
      <text:p text:style-name="P6">-f : indique que le resultat sera un fichier (si on oublie de l'indiquer, le resultat s'affichera dans la console ce qui ne servira à rien).</text:p>
      <text:p text:style-name="P6"/>
      <text:p text:style-name="P6"/>
      <text:p text:style-name="P17"><text:span text:style-name="T5">5</text:span>- <text:span text:style-name="T2">Utiliser une bibliotheque dans un projet </text:span></text:p>
      <text:p text:style-name="P6"/>
      <text:p text:style-name="P6">Admettons maintenant que notre projet ne contienne plus que le fichier source Application.java dans le package in404.exo61. (On a supprimé les packages Client et Serveur du projet)</text:p>
      <text:p text:style-name="P21">Le fichier source Application.java contient toujours un en-tête important les classes Client et Serveur, mais elles doivent desormais provenir d'une bibliothèque.</text:p>
      <text:p text:style-name="P6"/>
      <text:p text:style-name="P19">* <text:span text:style-name="T7">C</text:span>ompiler des sources en utilisant une bibliotheque</text:p>
      <text:p text:style-name="P6"/>
      <text:p text:style-name="P6">La classe Application utilise toujours les classes Client et Serveur. Pour la faire fonctionner on va donc devoir compiler la source Application.java en incluant la bibliotheque contenant les classes Client et Serveur compilées.</text:p>
      <text:p text:style-name="P6"/>
      <text:p text:style-name="P13">Pour celà on utilise la commande :</text:p>
      <text:p text:style-name="P13">javac -g -d classes -classpath bibliotheque/ClientServeur.jar:<text:span text:style-name="T10">classes</text:span> -sourcepath src src/in404/exo61/Application.java </text:p>
      <text:p text:style-name="P13"/>
      <text:p text:style-name="P13">Il s'agit d'une simple compilation, on indique seulement <text:span text:style-name="T10">en plus </text:span>au classpath la bibliotheque contenant les classes compilées. <text:span text:style-name="T10">On a donc deux chemins différents :</text:span></text:p>
      <text:p text:style-name="P14"><text:tab/><text:span text:style-name="T5">- celui des les classes compilées Client et Serveur de la bibliotheque ClientServeur.jar</text:span></text:p>
      <text:p text:style-name="P11"><text:tab/>- celui d<text:span text:style-name="T10">u repertoire ou chercher les .class (pour ne pas recompiler un fichier inutilement)</text:span></text:p>
      <text:p text:style-name="P11">On doit indiquer ces deux chemins au classpath en les séparant d'un “:” .</text:p>
      <text:p text:style-name="P13"/>
      <text:p text:style-name="P20">* <text:span text:style-name="T6">Exécuter une application en utilsant une bibliotheque</text:span></text:p>
      <text:p text:style-name="P13"/>
      <text:p text:style-name="P15">De la même manière si on veut éxécuter la classe principale Application, il faut indiquer lors de son éxécution le chemin des classes compilées <text:span text:style-name="T4">qu'elle utilise </text:span>au classpath :</text:p>
      <text:p text:style-name="P15"/>
      <text:p text:style-name="P9">On utilise la commande à la racine du projet<text:tab/> <text:s/>:</text:p>
      <text:p text:style-name="P9">java -classpath bibliotheque/ClientServeur.jar:classes in404.exo61.Application </text:p>
      <text:p text:style-name="P9"/>
      <text:p text:style-name="P10">On utilise ici deux chemins différents pour les classes compilées :</text:p>
      <text:p text:style-name="P10"><text:tab/>- celui des les classes compilées Client et Serveur de la bibliotheque ClientServeur.jar</text:p>
      <text:p text:style-name="P10"><text:tab/>- celui de la classe principale Application compilée dans le repertoire classes.</text:p>
      <text:p text:style-name="P10"/>
      <text:p text:style-name="P10">On doit donc indiquer ces deux chemins au classpath en les séparant d'un “:” puis indiquer <text:span text:style-name="T4">l'emplacement de l'application principale dans les packages.</text:span></text:p>
      <text:p text:style-name="P5"/>
      <text:p text:style-name="P5"/>
      <text:p text:style-name="P5"/>
      <text:p text:style-name="P5"><text:soft-page-break/></text:p>
      <text:p text:style-name="P5"/>
      <text:p text:style-name="P5"/>
      <text:p text:style-name="P5"/>
      <text:p text:style-name="P1"/>
      <text:p text:style-name="P4">Exercice 6.2 : Nombres Complexes (Module et Bibliotheque)</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6-03-10T11:27:22.171366733</meta:creation-date>
    <dc:date>2016-05-19T11:37:48.395801029</dc:date>
    <dc:creator>Quentin </dc:creator>
    <meta:editing-duration>PT2H1M36S</meta:editing-duration>
    <meta:editing-cycles>7</meta:editing-cycles>
    <meta:generator>LibreOffice/4.3.3.2$Linux_X86_64 LibreOffice_project/430m0$Build-2</meta:generator>
    <meta:document-statistic meta:table-count="0" meta:image-count="0" meta:object-count="0" meta:page-count="4" meta:paragraph-count="72" meta:word-count="1066" meta:character-count="7040" meta:non-whitespace-character-count="5971"/>
  </office:meta>
</office:document-meta>
</file>